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8.91645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rim_tablosu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birim_adi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sın ve Halkla İlişkiler Şube Müdürlüğü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ilgi İşlem ve Eğitim Teknolojileri Şube Müdürlüğü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estek Şube Müdürlüğü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in Öğretimi Şube Müdürlüğü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ğitim Müfettişleri Başkanlığı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Enerji Yönetimi Birimi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ayat Boyu Öğrenme Şube Müdürlüğü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ukuk Şube Müdürlüğü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İnsan Kaynakları Yönetimi Şube Müdürlüğü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İnşaat ve Emlak Şube Müdürlüğü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İş Yeri Sağlık ve Güvenlik Birimi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esleki ve Teknik Eğitim Şube Müdürlüğü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Ortaöğretim Şube Müdürlüğü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Öğretmen Yetiştirme ve Geliştirme Şube Müdürlüğü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Ölçme, Değerlendirme ve Sınav Şube Müdürlüğü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Özel Büro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Özel Eğitim ve Rehberlik Şube Müdürlüğü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Özel Öğretim Kurumları Şube Müdürlüğü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ivil Savunma Hizmetleri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trateji Geliştirme Şube Müdürlüğü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Temel Eğitim Şube Müdürlüğü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Yüksek Öğretim ve Yurtdışı Eğitim Şube Müdürlüğü</text:p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birim_tablosu.B2:birim_tablosu.B2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SAK-MITHAT-UGUR</meta:initial-creator>
    <dc:creator>USAK-MITHAT-UGUR</dc:creator>
    <meta:creation-date>2024-10-07T10:52:17Z</meta:creation-date>
    <dc:date>2024-10-07T10:56:44Z</dc:date>
  </office:meta>
</office:document-meta>
</file>